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Menl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end" style:text-autospace="none" style:line-break="normal" style:writing-mode="page"/>
      <style:text-properties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[.F3:.F14])" table:allow-empty-cell="false" table:display-list="sorted-ascending" table:base-cell-address="Step4.F1"/>
        <table:content-validation table:name="val2" table:condition="of:cell-content-is-in-list([$Step4.$G$32:.$G$43])" table:allow-empty-cell="false" table:display-list="sorted-ascending" table:base-cell-address="Step4.G1"/>
      </table:content-validations>
      <table:table table:name="Step1" table:style-name="ta1" table:print="false">
        <table:table-column table:style-name="co1" table:default-cell-style-name="Default"/>
        <table:table-row table:style-name="ro1" table:number-rows-repeated="12">
          <table:table-cell/>
        </table:table-row>
        <table:table-row table:style-name="ro1">
          <table:table-cell office:value-type="string">
            <text:p>To anyone using:</text:p>
          </table:table-cell>
        </table:table-row>
        <table:table-row table:style-name="ro1">
          <table:table-cell office:value-type="string">
            <text:p>Take heed of comments in step 4. Your own native resolution presets at design time may vary,</text:p>
          </table:table-cell>
        </table:table-row>
        <table:table-row table:style-name="ro1">
          <table:table-cell office:value-type="string">
            <text:p><text:s/>so the formulas will have to change in step 4.</text:p>
          </table:table-cell>
        </table:table-row>
        <table:table-row table:style-name="ro1">
          <table:table-cell office:value-type="string">
            <text:p>Remove any fields that do not contain numerical data e.g. the Style, Caption, Font entries.</text:p>
          </table:table-cell>
        </table:table-row>
        <table:table-row table:style-name="ro1">
          <table:table-cell office:value-type="string">
            <text:p>The first entry with the form sizes can go in the wrong columns,</text:p>
          </table:table-cell>
        </table:table-row>
        <table:table-row table:style-name="ro1">
          <table:table-cell office:value-type="string">
            <text:p><text:s/>best addressed by deleting cell B1 at step 2 (shift cells left).</text:p>
          </table:table-cell>
        </table:table-row>
        <table:table-row table:style-name="ro1">
          <table:table-cell office:value-type="string">
            <text:p>These are the basic instructions, see the post for further details: Good luck!</text:p>
          </table:table-cell>
        </table:table-row>
        <table:table-row table:style-name="ro1">
          <table:table-cell office:value-type="string">
            <text:p>• Step 1: Click step 1's cell A1. Edit ? Paste Special ? Unformatted Text ? Fixed Width ?</text:p>
          </table:table-cell>
        </table:table-row>
        <table:table-row table:style-name="ro1">
          <table:table-cell office:value-type="string">
            <text:p><text:s/>Click column 16 (in 10 . . . * ? .) ? OK. Select column B. Edit ? Copy.</text:p>
          </table:table-cell>
        </table:table-row>
        <table:table-row table:style-name="ro1">
          <table:table-cell office:value-type="string">
            <text:p>• Step 2: Click step 2's cell A1. Edit ? Paste.</text:p>
          </table:table-cell>
        </table:table-row>
        <table:table-row table:style-name="ro1">
          <table:table-cell office:value-type="string">
            <text:p>Now click the row header (A above row 1). Data ? Text to Columns ? Separated by ? Comma ? OK.</text:p>
          </table:table-cell>
        </table:table-row>
      </table:table>
      <table:table table:name="Step2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LOGEX</text:p>
          </table:table-cell>
          <table:table-cell office:value-type="float" office:value="418">
            <text:p>418</text:p>
          </table:table-cell>
          <table:table-cell office:value-type="float" office:value="310">
            <text:p>310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Welcome to Bigger Directories, or, Long Paths in a ListBox!</text:p>
          </table:table-cell>
          <table:table-cell office:value-type="string">
            <text:p>IDC_STATIC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_________________________________________________________</text:p>
          </table:table-cell>
          <table:table-cell office:value-type="string">
            <text:p>IDC_STATIC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Add a directory candidate to the ListBox in &lt;Your_Number&gt; multiples:-</text:p>
          </table:table-cell>
          <table:table-cell office:value-type="string">
            <text:p>IDC_STATIC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Move the pointer up to the next directory level where a new candidate can be Added:-</text:p>
          </table:table-cell>
          <table:table-cell office:value-type="string">
            <text:p>IDC_STATIC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Move the pointer down to the next directory level where a new candidate can be Added:-</text:p>
          </table:table-cell>
          <table:table-cell office:value-type="string">
            <text:p>IDC_STATIC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Create Directories Added to Homedrive or C:\ Path- only top level directory shown in ListBox:-</text:p>
          </table:table-cell>
          <table:table-cell office:value-type="string">
            <text:p>IDC_STATIC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Delete a directory or a directory candidate entry:-</text:p>
          </table:table-cell>
          <table:table-cell office:value-type="string">
            <text:p>IDC_STATIC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Clears or resets the list in ListBox display:-</text:p>
          </table:table-cell>
          <table:table-cell office:value-type="string">
            <text:p>IDC_STATIC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Run this program at next logon. Refer Code Project or Github before use:-</text:p>
          </table:table-cell>
          <table:table-cell office:value-type="string">
            <text:p>IDC_STATIC</text:p>
          </table:table-cell>
          <table:table-cell office:value-type="float" office:value="10">
            <text:p>10</text:p>
          </table:table-cell>
          <table:table-cell office:value-type="float" office:value="205">
            <text:p>205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Cancel running this program at next logon:-</text:p>
          </table:table-cell>
          <table:table-cell office:value-type="string">
            <text:p>IDC_STATIC</text:p>
          </table:table-cell>
          <table:table-cell office:value-type="float" office:value="10">
            <text:p>10</text:p>
          </table:table-cell>
          <table:table-cell office:value-type="float" office:value="230">
            <text:p>230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Doubleclick a ListBox entry to examine Directory contents...</text:p>
          </table:table-cell>
          <table:table-cell office:value-type="string">
            <text:p>IDC_STATIC</text:p>
          </table:table-cell>
          <table:table-cell office:value-type="float" office:value="10">
            <text:p>10</text:p>
          </table:table-cell>
          <table:table-cell office:value-type="float" office:value="255">
            <text:p>255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_________________________________________________________</text:p>
          </table:table-cell>
          <table:table-cell office:value-type="string">
            <text:p>IDC_STATIC</text:p>
          </table:table-cell>
          <table:table-cell office:value-type="float" office:value="25">
            <text:p>25</text:p>
          </table:table-cell>
          <table:table-cell office:value-type="float" office:value="276">
            <text:p>276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Add</text:p>
          </table:table-cell>
          <table:table-cell office:value-type="string">
            <text:p>IDC_STATIC</text:p>
          </table:table-cell>
          <table:table-cell office:value-type="float" office:value="360">
            <text:p>36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Up</text:p>
          </table:table-cell>
          <table:table-cell office:value-type="string">
            <text:p>IDC_STATIC</text:p>
          </table:table-cell>
          <table:table-cell office:value-type="float" office:value="360">
            <text:p>36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Down</text:p>
          </table:table-cell>
          <table:table-cell office:value-type="string">
            <text:p>IDC_STATIC</text:p>
          </table:table-cell>
          <table:table-cell office:value-type="float" office:value="360">
            <text:p>360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Make New</text:p>
          </table:table-cell>
          <table:table-cell office:value-type="string">
            <text:p>IDC_STATIC</text:p>
          </table:table-cell>
          <table:table-cell office:value-type="float" office:value="360">
            <text:p>360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Del</text:p>
          </table:table-cell>
          <table:table-cell office:value-type="string">
            <text:p>IDC_STATIC</text:p>
          </table:table-cell>
          <table:table-cell office:value-type="float" office:value="360">
            <text:p>360</text:p>
          </table:table-cell>
          <table:table-cell office:value-type="float" office:value="155">
            <text:p>15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Clear</text:p>
          </table:table-cell>
          <table:table-cell office:value-type="string">
            <text:p>IDC_STATIC</text:p>
          </table:table-cell>
          <table:table-cell office:value-type="float" office:value="360">
            <text:p>360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RunAtLogon</text:p>
          </table:table-cell>
          <table:table-cell office:value-type="string">
            <text:p>IDC_STATIC</text:p>
          </table:table-cell>
          <table:table-cell office:value-type="float" office:value="360">
            <text:p>360</text:p>
          </table:table-cell>
          <table:table-cell office:value-type="float" office:value="205">
            <text:p>20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NoLogon</text:p>
          </table:table-cell>
          <table:table-cell office:value-type="string">
            <text:p>IDC_STATIC</text:p>
          </table:table-cell>
          <table:table-cell office:value-type="float" office:value="360">
            <text:p>360</text:p>
          </table:table-cell>
          <table:table-cell office:value-type="float" office:value="230">
            <text:p>23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Version: 1.0 Initial release March 2016</text:p>
          </table:table-cell>
          <table:table-cell office:value-type="string">
            <text:p>IDC_STATIC</text:p>
          </table:table-cell>
          <table:table-cell office:value-type="float" office:value="10">
            <text:p>10</text:p>
          </table:table-cell>
          <table:table-cell office:value-type="float" office:value="297">
            <text:p>297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Code Project</text:p>
          </table:table-cell>
          <table:table-cell office:value-type="string">
            <text:p>IDC_STATIC_FOUR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Github</text:p>
          </table:table-cell>
          <table:table-cell office:value-type="string">
            <text:p>IDC_STATIC_FIVE</text:p>
          </table:table-cell>
          <table:table-cell office:value-type="float" office:value="280">
            <text:p>280</text:p>
          </table:table-cell>
          <table:table-cell office:value-type="float" office:value="297">
            <text:p>297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(Experimental)</text:p>
          </table:table-cell>
          <table:table-cell office:value-type="string">
            <text:p>IDC_STATIC</text:p>
          </table:table-cell>
          <table:table-cell office:value-type="float" office:value="365">
            <text:p>365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ize</text:p>
          </table:table-cell>
          <table:table-cell office:value-type="string">
            <text:p>IDC_RES</text:p>
          </table:table-cell>
          <table:table-cell office:value-type="float" office:value="380">
            <text:p>38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WS_GROUP</text:p>
          </table:table-cell>
        </table:table-row>
        <table:table-row table:style-name="ro1">
          <table:table-cell office:value-type="string">
            <text:p>Quit</text:p>
          </table:table-cell>
          <table:table-cell office:value-type="string">
            <text:p>IDC_OK</text:p>
          </table:table-cell>
          <table:table-cell office:value-type="float" office:value="340">
            <text:p>34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WS_GROUP</text:p>
          </table:table-cell>
        </table:table-row>
      </table:table>
      <table:table table:name="Step3" table:style-name="ta1" table:print="false">
        <table:table-column table:style-name="co1" table:number-columns-repeated="4" table:default-cell-style-name="ce1"/>
        <table:table-row table:style-name="ro1">
          <table:table-cell table:formula="of:=IF(ISTEXT([Step2.$B1]);[Step2.C1];[Step2.B1])" office:value-type="float" office:value="418">
            <text:p>418</text:p>
          </table:table-cell>
          <table:table-cell table:formula="of:=IF(ISTEXT([Step2.$B1]);[Step2.D1];[Step2.C1])" office:value-type="float" office:value="310">
            <text:p>310</text:p>
          </table:table-cell>
          <table:table-cell table:formula="of:=IF(ISTEXT([Step2.$B1]);[Step2.E1];[Step2.D1])" office:value-type="float" office:value="0">
            <text:p>0</text:p>
          </table:table-cell>
          <table:table-cell table:formula="of:=IF(ISTEXT([Step2.$B1]);[Step2.F1];[Step2.E1])" office:value-type="float" office:value="0">
            <text:p>0</text:p>
          </table:table-cell>
        </table:table-row>
        <table:table-row table:style-name="ro1">
          <table:table-cell table:formula="of:=IF(ISTEXT([Step2.$B2]);[Step2.C2];[Step2.B2])" office:value-type="float" office:value="25">
            <text:p>25</text:p>
          </table:table-cell>
          <table:table-cell table:formula="of:=IF(ISTEXT([Step2.$B2]);[Step2.D2];[Step2.C2])" office:value-type="float" office:value="15">
            <text:p>15</text:p>
          </table:table-cell>
          <table:table-cell table:formula="of:=IF(ISTEXT([Step2.$B2]);[Step2.E2];[Step2.D2])" office:value-type="float" office:value="360">
            <text:p>360</text:p>
          </table:table-cell>
          <table:table-cell table:formula="of:=IF(ISTEXT([Step2.$B2]);[Step2.F2];[Step2.E2])" office:value-type="float" office:value="20">
            <text:p>20</text:p>
          </table:table-cell>
        </table:table-row>
        <table:table-row table:style-name="ro1">
          <table:table-cell table:formula="of:=IF(ISTEXT([Step2.$B3]);[Step2.C3];[Step2.B3])" office:value-type="float" office:value="25">
            <text:p>25</text:p>
          </table:table-cell>
          <table:table-cell table:formula="of:=IF(ISTEXT([Step2.$B3]);[Step2.D3];[Step2.C3])" office:value-type="float" office:value="30">
            <text:p>30</text:p>
          </table:table-cell>
          <table:table-cell table:formula="of:=IF(ISTEXT([Step2.$B3]);[Step2.E3];[Step2.D3])" office:value-type="float" office:value="360">
            <text:p>360</text:p>
          </table:table-cell>
          <table:table-cell table:formula="of:=IF(ISTEXT([Step2.$B3]);[Step2.F3];[Step2.E3])" office:value-type="float" office:value="20">
            <text:p>20</text:p>
          </table:table-cell>
        </table:table-row>
        <table:table-row table:style-name="ro1">
          <table:table-cell table:formula="of:=IF(ISTEXT([Step2.$B4]);[Step2.C4];[Step2.B4])" office:value-type="float" office:value="10">
            <text:p>10</text:p>
          </table:table-cell>
          <table:table-cell table:formula="of:=IF(ISTEXT([Step2.$B4]);[Step2.D4];[Step2.C4])" office:value-type="float" office:value="55">
            <text:p>55</text:p>
          </table:table-cell>
          <table:table-cell table:formula="of:=IF(ISTEXT([Step2.$B4]);[Step2.E4];[Step2.D4])" office:value-type="float" office:value="360">
            <text:p>360</text:p>
          </table:table-cell>
          <table:table-cell table:formula="of:=IF(ISTEXT([Step2.$B4]);[Step2.F4];[Step2.E4])" office:value-type="float" office:value="20">
            <text:p>20</text:p>
          </table:table-cell>
        </table:table-row>
        <table:table-row table:style-name="ro1">
          <table:table-cell table:formula="of:=IF(ISTEXT([Step2.$B5]);[Step2.C5];[Step2.B5])" office:value-type="float" office:value="10">
            <text:p>10</text:p>
          </table:table-cell>
          <table:table-cell table:formula="of:=IF(ISTEXT([Step2.$B5]);[Step2.D5];[Step2.C5])" office:value-type="float" office:value="80">
            <text:p>80</text:p>
          </table:table-cell>
          <table:table-cell table:formula="of:=IF(ISTEXT([Step2.$B5]);[Step2.E5];[Step2.D5])" office:value-type="float" office:value="360">
            <text:p>360</text:p>
          </table:table-cell>
          <table:table-cell table:formula="of:=IF(ISTEXT([Step2.$B5]);[Step2.F5];[Step2.E5])" office:value-type="float" office:value="20">
            <text:p>20</text:p>
          </table:table-cell>
        </table:table-row>
        <table:table-row table:style-name="ro1">
          <table:table-cell table:formula="of:=IF(ISTEXT([Step2.$B6]);[Step2.C6];[Step2.B6])" office:value-type="float" office:value="10">
            <text:p>10</text:p>
          </table:table-cell>
          <table:table-cell table:formula="of:=IF(ISTEXT([Step2.$B6]);[Step2.D6];[Step2.C6])" office:value-type="float" office:value="105">
            <text:p>105</text:p>
          </table:table-cell>
          <table:table-cell table:formula="of:=IF(ISTEXT([Step2.$B6]);[Step2.E6];[Step2.D6])" office:value-type="float" office:value="360">
            <text:p>360</text:p>
          </table:table-cell>
          <table:table-cell table:formula="of:=IF(ISTEXT([Step2.$B6]);[Step2.F6];[Step2.E6])" office:value-type="float" office:value="20">
            <text:p>20</text:p>
          </table:table-cell>
        </table:table-row>
        <table:table-row table:style-name="ro1">
          <table:table-cell table:formula="of:=IF(ISTEXT([Step2.$B7]);[Step2.C7];[Step2.B7])" office:value-type="float" office:value="10">
            <text:p>10</text:p>
          </table:table-cell>
          <table:table-cell table:formula="of:=IF(ISTEXT([Step2.$B7]);[Step2.D7];[Step2.C7])" office:value-type="float" office:value="130">
            <text:p>130</text:p>
          </table:table-cell>
          <table:table-cell table:formula="of:=IF(ISTEXT([Step2.$B7]);[Step2.E7];[Step2.D7])" office:value-type="float" office:value="360">
            <text:p>360</text:p>
          </table:table-cell>
          <table:table-cell table:formula="of:=IF(ISTEXT([Step2.$B7]);[Step2.F7];[Step2.E7])" office:value-type="float" office:value="20">
            <text:p>20</text:p>
          </table:table-cell>
        </table:table-row>
        <table:table-row table:style-name="ro1">
          <table:table-cell table:formula="of:=IF(ISTEXT([Step2.$B8]);[Step2.C8];[Step2.B8])" office:value-type="float" office:value="10">
            <text:p>10</text:p>
          </table:table-cell>
          <table:table-cell table:formula="of:=IF(ISTEXT([Step2.$B8]);[Step2.D8];[Step2.C8])" office:value-type="float" office:value="155">
            <text:p>155</text:p>
          </table:table-cell>
          <table:table-cell table:formula="of:=IF(ISTEXT([Step2.$B8]);[Step2.E8];[Step2.D8])" office:value-type="float" office:value="360">
            <text:p>360</text:p>
          </table:table-cell>
          <table:table-cell table:formula="of:=IF(ISTEXT([Step2.$B8]);[Step2.F8];[Step2.E8])" office:value-type="float" office:value="20">
            <text:p>20</text:p>
          </table:table-cell>
        </table:table-row>
        <table:table-row table:style-name="ro1">
          <table:table-cell table:formula="of:=IF(ISTEXT([Step2.$B9]);[Step2.C9];[Step2.B9])" office:value-type="float" office:value="10">
            <text:p>10</text:p>
          </table:table-cell>
          <table:table-cell table:formula="of:=IF(ISTEXT([Step2.$B9]);[Step2.D9];[Step2.C9])" office:value-type="float" office:value="180">
            <text:p>180</text:p>
          </table:table-cell>
          <table:table-cell table:formula="of:=IF(ISTEXT([Step2.$B9]);[Step2.E9];[Step2.D9])" office:value-type="float" office:value="360">
            <text:p>360</text:p>
          </table:table-cell>
          <table:table-cell table:formula="of:=IF(ISTEXT([Step2.$B9]);[Step2.F9];[Step2.E9])" office:value-type="float" office:value="20">
            <text:p>20</text:p>
          </table:table-cell>
        </table:table-row>
        <table:table-row table:style-name="ro1">
          <table:table-cell table:formula="of:=IF(ISTEXT([Step2.$B10]);[Step2.C10];[Step2.B10])" office:value-type="float" office:value="10">
            <text:p>10</text:p>
          </table:table-cell>
          <table:table-cell table:formula="of:=IF(ISTEXT([Step2.$B10]);[Step2.D10];[Step2.C10])" office:value-type="float" office:value="205">
            <text:p>205</text:p>
          </table:table-cell>
          <table:table-cell table:formula="of:=IF(ISTEXT([Step2.$B10]);[Step2.E10];[Step2.D10])" office:value-type="float" office:value="360">
            <text:p>360</text:p>
          </table:table-cell>
          <table:table-cell table:formula="of:=IF(ISTEXT([Step2.$B10]);[Step2.F10];[Step2.E10])" office:value-type="float" office:value="20">
            <text:p>20</text:p>
          </table:table-cell>
        </table:table-row>
        <table:table-row table:style-name="ro1">
          <table:table-cell table:formula="of:=IF(ISTEXT([Step2.$B11]);[Step2.C11];[Step2.B11])" office:value-type="float" office:value="10">
            <text:p>10</text:p>
          </table:table-cell>
          <table:table-cell table:formula="of:=IF(ISTEXT([Step2.$B11]);[Step2.D11];[Step2.C11])" office:value-type="float" office:value="230">
            <text:p>230</text:p>
          </table:table-cell>
          <table:table-cell table:formula="of:=IF(ISTEXT([Step2.$B11]);[Step2.E11];[Step2.D11])" office:value-type="float" office:value="360">
            <text:p>360</text:p>
          </table:table-cell>
          <table:table-cell table:formula="of:=IF(ISTEXT([Step2.$B11]);[Step2.F11];[Step2.E11])" office:value-type="float" office:value="20">
            <text:p>20</text:p>
          </table:table-cell>
        </table:table-row>
        <table:table-row table:style-name="ro1">
          <table:table-cell table:formula="of:=IF(ISTEXT([Step2.$B12]);[Step2.C12];[Step2.B12])" office:value-type="float" office:value="10">
            <text:p>10</text:p>
          </table:table-cell>
          <table:table-cell table:formula="of:=IF(ISTEXT([Step2.$B12]);[Step2.D12];[Step2.C12])" office:value-type="float" office:value="255">
            <text:p>255</text:p>
          </table:table-cell>
          <table:table-cell table:formula="of:=IF(ISTEXT([Step2.$B12]);[Step2.E12];[Step2.D12])" office:value-type="float" office:value="360">
            <text:p>360</text:p>
          </table:table-cell>
          <table:table-cell table:formula="of:=IF(ISTEXT([Step2.$B12]);[Step2.F12];[Step2.E12])" office:value-type="float" office:value="20">
            <text:p>20</text:p>
          </table:table-cell>
        </table:table-row>
        <table:table-row table:style-name="ro1">
          <table:table-cell table:formula="of:=IF(ISTEXT([Step2.$B13]);[Step2.C13];[Step2.B13])" office:value-type="float" office:value="25">
            <text:p>25</text:p>
          </table:table-cell>
          <table:table-cell table:formula="of:=IF(ISTEXT([Step2.$B13]);[Step2.D13];[Step2.C13])" office:value-type="float" office:value="276">
            <text:p>276</text:p>
          </table:table-cell>
          <table:table-cell table:formula="of:=IF(ISTEXT([Step2.$B13]);[Step2.E13];[Step2.D13])" office:value-type="float" office:value="360">
            <text:p>360</text:p>
          </table:table-cell>
          <table:table-cell table:formula="of:=IF(ISTEXT([Step2.$B13]);[Step2.F13];[Step2.E13])" office:value-type="float" office:value="20">
            <text:p>20</text:p>
          </table:table-cell>
        </table:table-row>
        <table:table-row table:style-name="ro1">
          <table:table-cell table:formula="of:=IF(ISTEXT([Step2.$B14]);[Step2.C14];[Step2.B14])" office:value-type="float" office:value="360">
            <text:p>360</text:p>
          </table:table-cell>
          <table:table-cell table:formula="of:=IF(ISTEXT([Step2.$B14]);[Step2.D14];[Step2.C14])" office:value-type="float" office:value="55">
            <text:p>55</text:p>
          </table:table-cell>
          <table:table-cell table:formula="of:=IF(ISTEXT([Step2.$B14]);[Step2.E14];[Step2.D14])" office:value-type="float" office:value="40">
            <text:p>40</text:p>
          </table:table-cell>
          <table:table-cell table:formula="of:=IF(ISTEXT([Step2.$B14]);[Step2.F14];[Step2.E14])" office:value-type="float" office:value="20">
            <text:p>20</text:p>
          </table:table-cell>
        </table:table-row>
        <table:table-row table:style-name="ro1">
          <table:table-cell table:formula="of:=IF(ISTEXT([Step2.$B15]);[Step2.C15];[Step2.B15])" office:value-type="float" office:value="360">
            <text:p>360</text:p>
          </table:table-cell>
          <table:table-cell table:formula="of:=IF(ISTEXT([Step2.$B15]);[Step2.D15];[Step2.C15])" office:value-type="float" office:value="80">
            <text:p>80</text:p>
          </table:table-cell>
          <table:table-cell table:formula="of:=IF(ISTEXT([Step2.$B15]);[Step2.E15];[Step2.D15])" office:value-type="float" office:value="40">
            <text:p>40</text:p>
          </table:table-cell>
          <table:table-cell table:formula="of:=IF(ISTEXT([Step2.$B15]);[Step2.F15];[Step2.E15])" office:value-type="float" office:value="20">
            <text:p>20</text:p>
          </table:table-cell>
        </table:table-row>
        <table:table-row table:style-name="ro1">
          <table:table-cell table:formula="of:=IF(ISTEXT([Step2.$B16]);[Step2.C16];[Step2.B16])" office:value-type="float" office:value="360">
            <text:p>360</text:p>
          </table:table-cell>
          <table:table-cell table:formula="of:=IF(ISTEXT([Step2.$B16]);[Step2.D16];[Step2.C16])" office:value-type="float" office:value="105">
            <text:p>105</text:p>
          </table:table-cell>
          <table:table-cell table:formula="of:=IF(ISTEXT([Step2.$B16]);[Step2.E16];[Step2.D16])" office:value-type="float" office:value="40">
            <text:p>40</text:p>
          </table:table-cell>
          <table:table-cell table:formula="of:=IF(ISTEXT([Step2.$B16]);[Step2.F16];[Step2.E16])" office:value-type="float" office:value="20">
            <text:p>20</text:p>
          </table:table-cell>
        </table:table-row>
        <table:table-row table:style-name="ro1">
          <table:table-cell table:formula="of:=IF(ISTEXT([Step2.$B17]);[Step2.C17];[Step2.B17])" office:value-type="float" office:value="360">
            <text:p>360</text:p>
          </table:table-cell>
          <table:table-cell table:formula="of:=IF(ISTEXT([Step2.$B17]);[Step2.D17];[Step2.C17])" office:value-type="float" office:value="130">
            <text:p>130</text:p>
          </table:table-cell>
          <table:table-cell table:formula="of:=IF(ISTEXT([Step2.$B17]);[Step2.E17];[Step2.D17])" office:value-type="float" office:value="40">
            <text:p>40</text:p>
          </table:table-cell>
          <table:table-cell table:formula="of:=IF(ISTEXT([Step2.$B17]);[Step2.F17];[Step2.E17])" office:value-type="float" office:value="20">
            <text:p>20</text:p>
          </table:table-cell>
        </table:table-row>
        <table:table-row table:style-name="ro1">
          <table:table-cell table:formula="of:=IF(ISTEXT([Step2.$B18]);[Step2.C18];[Step2.B18])" office:value-type="float" office:value="360">
            <text:p>360</text:p>
          </table:table-cell>
          <table:table-cell table:formula="of:=IF(ISTEXT([Step2.$B18]);[Step2.D18];[Step2.C18])" office:value-type="float" office:value="155">
            <text:p>155</text:p>
          </table:table-cell>
          <table:table-cell table:formula="of:=IF(ISTEXT([Step2.$B18]);[Step2.E18];[Step2.D18])" office:value-type="float" office:value="40">
            <text:p>40</text:p>
          </table:table-cell>
          <table:table-cell table:formula="of:=IF(ISTEXT([Step2.$B18]);[Step2.F18];[Step2.E18])" office:value-type="float" office:value="20">
            <text:p>20</text:p>
          </table:table-cell>
        </table:table-row>
        <table:table-row table:style-name="ro1">
          <table:table-cell table:formula="of:=IF(ISTEXT([Step2.$B19]);[Step2.C19];[Step2.B19])" office:value-type="float" office:value="360">
            <text:p>360</text:p>
          </table:table-cell>
          <table:table-cell table:formula="of:=IF(ISTEXT([Step2.$B19]);[Step2.D19];[Step2.C19])" office:value-type="float" office:value="180">
            <text:p>180</text:p>
          </table:table-cell>
          <table:table-cell table:formula="of:=IF(ISTEXT([Step2.$B19]);[Step2.E19];[Step2.D19])" office:value-type="float" office:value="40">
            <text:p>40</text:p>
          </table:table-cell>
          <table:table-cell table:formula="of:=IF(ISTEXT([Step2.$B19]);[Step2.F19];[Step2.E19])" office:value-type="float" office:value="20">
            <text:p>20</text:p>
          </table:table-cell>
        </table:table-row>
        <table:table-row table:style-name="ro1">
          <table:table-cell table:formula="of:=IF(ISTEXT([Step2.$B20]);[Step2.C20];[Step2.B20])" office:value-type="float" office:value="360">
            <text:p>360</text:p>
          </table:table-cell>
          <table:table-cell table:formula="of:=IF(ISTEXT([Step2.$B20]);[Step2.D20];[Step2.C20])" office:value-type="float" office:value="205">
            <text:p>205</text:p>
          </table:table-cell>
          <table:table-cell table:formula="of:=IF(ISTEXT([Step2.$B20]);[Step2.E20];[Step2.D20])" office:value-type="float" office:value="40">
            <text:p>40</text:p>
          </table:table-cell>
          <table:table-cell table:formula="of:=IF(ISTEXT([Step2.$B20]);[Step2.F20];[Step2.E20])" office:value-type="float" office:value="20">
            <text:p>20</text:p>
          </table:table-cell>
        </table:table-row>
        <table:table-row table:style-name="ro1">
          <table:table-cell table:formula="of:=IF(ISTEXT([Step2.$B21]);[Step2.C21];[Step2.B21])" office:value-type="float" office:value="360">
            <text:p>360</text:p>
          </table:table-cell>
          <table:table-cell table:formula="of:=IF(ISTEXT([Step2.$B21]);[Step2.D21];[Step2.C21])" office:value-type="float" office:value="230">
            <text:p>230</text:p>
          </table:table-cell>
          <table:table-cell table:formula="of:=IF(ISTEXT([Step2.$B21]);[Step2.E21];[Step2.D21])" office:value-type="float" office:value="40">
            <text:p>40</text:p>
          </table:table-cell>
          <table:table-cell table:formula="of:=IF(ISTEXT([Step2.$B21]);[Step2.F21];[Step2.E21])" office:value-type="float" office:value="20">
            <text:p>20</text:p>
          </table:table-cell>
        </table:table-row>
        <table:table-row table:style-name="ro1">
          <table:table-cell table:formula="of:=IF(ISTEXT([Step2.$B22]);[Step2.C22];[Step2.B22])" office:value-type="float" office:value="10">
            <text:p>10</text:p>
          </table:table-cell>
          <table:table-cell table:formula="of:=IF(ISTEXT([Step2.$B22]);[Step2.D22];[Step2.C22])" office:value-type="float" office:value="297">
            <text:p>297</text:p>
          </table:table-cell>
          <table:table-cell table:formula="of:=IF(ISTEXT([Step2.$B22]);[Step2.E22];[Step2.D22])" office:value-type="float" office:value="180">
            <text:p>180</text:p>
          </table:table-cell>
          <table:table-cell table:formula="of:=IF(ISTEXT([Step2.$B22]);[Step2.F22];[Step2.E22])" office:value-type="float" office:value="20">
            <text:p>20</text:p>
          </table:table-cell>
        </table:table-row>
        <table:table-row table:style-name="ro1">
          <table:table-cell table:formula="of:=IF(ISTEXT([Step2.$B23]);[Step2.C23];[Step2.B23])" office:value-type="float" office:value="210">
            <text:p>210</text:p>
          </table:table-cell>
          <table:table-cell table:formula="of:=IF(ISTEXT([Step2.$B23]);[Step2.D23];[Step2.C23])" office:value-type="float" office:value="297">
            <text:p>297</text:p>
          </table:table-cell>
          <table:table-cell table:formula="of:=IF(ISTEXT([Step2.$B23]);[Step2.E23];[Step2.D23])" office:value-type="float" office:value="60">
            <text:p>60</text:p>
          </table:table-cell>
          <table:table-cell table:formula="of:=IF(ISTEXT([Step2.$B23]);[Step2.F23];[Step2.E23])" office:value-type="float" office:value="24">
            <text:p>24</text:p>
          </table:table-cell>
        </table:table-row>
        <table:table-row table:style-name="ro1">
          <table:table-cell table:formula="of:=IF(ISTEXT([Step2.$B24]);[Step2.C24];[Step2.B24])" office:value-type="float" office:value="280">
            <text:p>280</text:p>
          </table:table-cell>
          <table:table-cell table:formula="of:=IF(ISTEXT([Step2.$B24]);[Step2.D24];[Step2.C24])" office:value-type="float" office:value="297">
            <text:p>297</text:p>
          </table:table-cell>
          <table:table-cell table:formula="of:=IF(ISTEXT([Step2.$B24]);[Step2.E24];[Step2.D24])" office:value-type="float" office:value="60">
            <text:p>60</text:p>
          </table:table-cell>
          <table:table-cell table:formula="of:=IF(ISTEXT([Step2.$B24]);[Step2.F24];[Step2.E24])" office:value-type="float" office:value="14">
            <text:p>14</text:p>
          </table:table-cell>
        </table:table-row>
        <table:table-row table:style-name="ro1">
          <table:table-cell table:formula="of:=IF(ISTEXT([Step2.$B25]);[Step2.C25];[Step2.B25])" office:value-type="float" office:value="365">
            <text:p>365</text:p>
          </table:table-cell>
          <table:table-cell table:formula="of:=IF(ISTEXT([Step2.$B25]);[Step2.D25];[Step2.C25])" office:value-type="float" office:value="300">
            <text:p>300</text:p>
          </table:table-cell>
          <table:table-cell table:formula="of:=IF(ISTEXT([Step2.$B25]);[Step2.E25];[Step2.D25])" office:value-type="float" office:value="50">
            <text:p>50</text:p>
          </table:table-cell>
          <table:table-cell table:formula="of:=IF(ISTEXT([Step2.$B25]);[Step2.F25];[Step2.E25])" office:value-type="float" office:value="20">
            <text:p>20</text:p>
          </table:table-cell>
        </table:table-row>
        <table:table-row table:style-name="ro1">
          <table:table-cell table:formula="of:=IF(ISTEXT([Step2.$B26]);[Step2.C26];[Step2.B26])" office:value-type="float" office:value="380">
            <text:p>380</text:p>
          </table:table-cell>
          <table:table-cell table:formula="of:=IF(ISTEXT([Step2.$B26]);[Step2.D26];[Step2.C26])" office:value-type="float" office:value="280">
            <text:p>280</text:p>
          </table:table-cell>
          <table:table-cell table:formula="of:=IF(ISTEXT([Step2.$B26]);[Step2.E26];[Step2.D26])" office:value-type="float" office:value="20">
            <text:p>20</text:p>
          </table:table-cell>
          <table:table-cell table:formula="of:=IF(ISTEXT([Step2.$B26]);[Step2.F26];[Step2.E26])" office:value-type="float" office:value="20">
            <text:p>20</text:p>
          </table:table-cell>
        </table:table-row>
        <table:table-row table:style-name="ro1">
          <table:table-cell table:formula="of:=IF(ISTEXT([Step2.$B27]);[Step2.C27];[Step2.B27])" office:value-type="float" office:value="340">
            <text:p>340</text:p>
          </table:table-cell>
          <table:table-cell table:formula="of:=IF(ISTEXT([Step2.$B27]);[Step2.D27];[Step2.C27])" office:value-type="float" office:value="280">
            <text:p>280</text:p>
          </table:table-cell>
          <table:table-cell table:formula="of:=IF(ISTEXT([Step2.$B27]);[Step2.E27];[Step2.D27])" office:value-type="float" office:value="20">
            <text:p>20</text:p>
          </table:table-cell>
          <table:table-cell table:formula="of:=IF(ISTEXT([Step2.$B27]);[Step2.F27];[Step2.E27])" office:value-type="float" office:value="20">
            <text:p>20</text:p>
          </table:table-cell>
        </table:table-row>
      </table:table>
      <table:table table:name="Step4" table:style-name="ta1" table:print="false">
        <table:table-column table:style-name="co1" table:number-columns-repeated="4" table:default-cell-style-name="ce2"/>
        <table:table-column table:style-name="co1" table:number-columns-repeated="5" table:default-cell-style-name="Default"/>
        <table:table-row table:style-name="ro1">
          <table:table-cell table:formula="of:=[Step3.A1]*VLOOKUP([.$F$1];[.$F$3:.$G$6];2;0)" office:value-type="float" office:value="2360.47058823529">
            <text:p>2360.4705882353</text:p>
          </table:table-cell>
          <table:table-cell table:formula="of:=[Step3.B1]*VLOOKUP([.$F$1];[.$F$3:.$H$6];3;0)" office:value-type="float" office:value="1743.75">
            <text:p>1743.75</text:p>
          </table:table-cell>
          <table:table-cell table:formula="of:=[Step3.C1]*VLOOKUP([.$F$1];[.$F$3:.$G$6];2;0)" office:value-type="float" office:value="0">
            <text:p>0</text:p>
          </table:table-cell>
          <table:table-cell table:formula="of:=[Step3.D1]*VLOOKUP([.$F$1];[.$F$3:.$H$6];3;0)" office:value-type="float" office:value="0">
            <text:p>0</text:p>
          </table:table-cell>
          <table:table-cell/>
          <table:table-cell table:content-validation-name="val1" office:value-type="string">
            <text:p>4320p</text:p>
          </table:table-cell>
          <table:table-cell>
            <office:annotation draw:style-name="gr1" draw:text-style-name="P1" svg:width="2.899cm" svg:height="1.781cm" svg:x="16.406cm" svg:y="0cm" draw:caption-point-x="-0.61cm" draw:caption-point-y="0.01cm">
              <dc:creator>LMS</dc:creator>
              <dc:date>2016-03-13T00:00:00</dc:date>
              <text:p text:style-name="P1"><text:span text:style-name="T1">1360 is custom resolution. Use 1366 for real 768p</text:span></text:p>
            </office:annotation>
          </table:table-cell>
          <table:table-cell>
            <office:annotation draw:style-name="gr2" draw:text-style-name="P1" svg:width="2.899cm" svg:height="2.176cm" svg:x="18.665cm" svg:y="0cm" draw:caption-point-x="-0.61cm" draw:caption-point-y="0.01cm">
              <dc:creator>LMS</dc:creator>
              <dc:date>2016-03-13T00:00:00</dc:date>
              <text:p text:style-name="P1"><text:span text:style-name="T1">Get rid of Style, Caption, Font rows before pasting</text:span></text:p>
              <text:p text:style-name="P1"><text:span text:style-name="T1"/></text:p>
            </office:annotation>
          </table:table-cell>
          <table:table-cell/>
        </table:table-row>
        <table:table-row table:style-name="ro1">
          <table:table-cell table:formula="of:=[Step3.A2]*VLOOKUP([.$F$1];[.$F$3:.$G$6];2;0)" office:value-type="float" office:value="141.176470588235">
            <text:p>141.1764705882</text:p>
          </table:table-cell>
          <table:table-cell table:formula="of:=[Step3.B2]*VLOOKUP([.$F$1];[.$F$3:.$H$6];3;0)" office:value-type="float" office:value="84.375">
            <text:p>84.375</text:p>
          </table:table-cell>
          <table:table-cell table:formula="of:=[Step3.C2]*VLOOKUP([.$F$1];[.$F$3:.$G$6];2;0)" office:value-type="float" office:value="2032.94117647059">
            <text:p>2032.9411764706</text:p>
          </table:table-cell>
          <table:table-cell table:formula="of:=[Step3.D2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3]*VLOOKUP([.$F$1];[.$F$3:.$G$6];2;0)" office:value-type="float" office:value="141.176470588235">
            <text:p>141.1764705882</text:p>
          </table:table-cell>
          <table:table-cell table:formula="of:=[Step3.B3]*VLOOKUP([.$F$1];[.$F$3:.$H$6];3;0)" office:value-type="float" office:value="168.75">
            <text:p>168.75</text:p>
          </table:table-cell>
          <table:table-cell table:formula="of:=[Step3.C3]*VLOOKUP([.$F$1];[.$F$3:.$G$6];2;0)" office:value-type="float" office:value="2032.94117647059">
            <text:p>2032.9411764706</text:p>
          </table:table-cell>
          <table:table-cell table:formula="of:=[Step3.D3]*VLOOKUP([.$F$1];[.$F$3:.$H$6];3;0)" office:value-type="float" office:value="112.5">
            <text:p>112.5</text:p>
          </table:table-cell>
          <table:table-cell/>
          <table:table-cell office:value-type="string">
            <text:p>768p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formula="of:=[Step3.A4]*VLOOKUP([.$F$1];[.$F$3:.$G$6];2;0)" office:value-type="float" office:value="56.4705882352941">
            <text:p>56.4705882353</text:p>
          </table:table-cell>
          <table:table-cell table:formula="of:=[Step3.B4]*VLOOKUP([.$F$1];[.$F$3:.$H$6];3;0)" office:value-type="float" office:value="309.375">
            <text:p>309.375</text:p>
          </table:table-cell>
          <table:table-cell table:formula="of:=[Step3.C4]*VLOOKUP([.$F$1];[.$F$3:.$G$6];2;0)" office:value-type="float" office:value="2032.94117647059">
            <text:p>2032.9411764706</text:p>
          </table:table-cell>
          <table:table-cell table:formula="of:=[Step3.D4]*VLOOKUP([.$F$1];[.$F$3:.$H$6];3;0)" office:value-type="float" office:value="112.5">
            <text:p>112.5</text:p>
          </table:table-cell>
          <table:table-cell/>
          <table:table-cell office:value-type="string">
            <text:p>1080p</text:p>
          </table:table-cell>
          <table:table-cell table:formula="of:=1920/1360" office:value-type="float" office:value="1.41176470588235">
            <office:annotation draw:style-name="gr3" draw:text-style-name="P1" svg:width="2.899cm" svg:height="0.669cm" svg:x="16.406cm" svg:y="0cm" draw:caption-point-x="-0.61cm" draw:caption-point-y="1.364cm">
              <dc:creator>LMS</dc:creator>
              <dc:date>2016-03-13T00:00:00</dc:date>
              <text:p text:style-name="P1"><text:span text:style-name="T1">1920/1360</text:span></text:p>
            </office:annotation>
            <text:p>1.4117647059</text:p>
          </table:table-cell>
          <table:table-cell table:formula="of:=1080/768" office:value-type="float" office:value="1.40625">
            <office:annotation draw:style-name="gr3" draw:text-style-name="P2" svg:width="2.899cm" svg:height="0.669cm" svg:x="18.665cm" svg:y="0cm" draw:caption-point-x="-0.61cm" draw:caption-point-y="1.364cm">
              <dc:creator>LMS</dc:creator>
              <dc:date>2016-03-13T00:00:00</dc:date>
              <text:p text:style-name="P2"><text:span text:style-name="T1">1080/768</text:span></text:p>
            </office:annotation>
            <text:p>1.40625</text:p>
          </table:table-cell>
          <table:table-cell/>
        </table:table-row>
        <table:table-row table:style-name="ro1">
          <table:table-cell table:formula="of:=[Step3.A5]*VLOOKUP([.$F$1];[.$F$3:.$G$6];2;0)" office:value-type="float" office:value="56.4705882352941">
            <text:p>56.4705882353</text:p>
          </table:table-cell>
          <table:table-cell table:formula="of:=[Step3.B5]*VLOOKUP([.$F$1];[.$F$3:.$H$6];3;0)" office:value-type="float" office:value="450">
            <text:p>450</text:p>
          </table:table-cell>
          <table:table-cell table:formula="of:=[Step3.C5]*VLOOKUP([.$F$1];[.$F$3:.$G$6];2;0)" office:value-type="float" office:value="2032.94117647059">
            <text:p>2032.9411764706</text:p>
          </table:table-cell>
          <table:table-cell table:formula="of:=[Step3.D5]*VLOOKUP([.$F$1];[.$F$3:.$H$6];3;0)" office:value-type="float" office:value="112.5">
            <text:p>112.5</text:p>
          </table:table-cell>
          <table:table-cell/>
          <table:table-cell office:value-type="string">
            <text:p>2160p</text:p>
          </table:table-cell>
          <table:table-cell table:formula="of:=3840/1360" office:value-type="float" office:value="2.82352941176471">
            <office:annotation draw:style-name="gr3" draw:text-style-name="P1" svg:width="2.899cm" svg:height="0.669cm" svg:x="16.406cm" svg:y="0.301cm" draw:caption-point-x="-0.61cm" draw:caption-point-y="1.515cm">
              <dc:creator>LMS</dc:creator>
              <dc:date>2016-03-13T00:00:00</dc:date>
              <text:p text:style-name="P1"><text:span text:style-name="T1">3840/1360</text:span></text:p>
            </office:annotation>
            <text:p>2.8235294118</text:p>
          </table:table-cell>
          <table:table-cell table:formula="of:=2160/768" office:value-type="float" office:value="2.8125">
            <office:annotation draw:style-name="gr3" draw:text-style-name="P2" svg:width="2.899cm" svg:height="0.669cm" svg:x="18.665cm" svg:y="0.302cm" draw:caption-point-x="-0.61cm" draw:caption-point-y="1.514cm">
              <dc:creator>LMS</dc:creator>
              <dc:date>2016-03-13T00:00:00</dc:date>
              <text:p text:style-name="P2"><text:span text:style-name="T1">2160/768</text:span></text:p>
            </office:annotation>
            <text:p>2.8125</text:p>
          </table:table-cell>
          <table:table-cell/>
        </table:table-row>
        <table:table-row table:style-name="ro1">
          <table:table-cell table:formula="of:=[Step3.A6]*VLOOKUP([.$F$1];[.$F$3:.$G$6];2;0)" office:value-type="float" office:value="56.4705882352941">
            <text:p>56.4705882353</text:p>
          </table:table-cell>
          <table:table-cell table:formula="of:=[Step3.B6]*VLOOKUP([.$F$1];[.$F$3:.$H$6];3;0)" office:value-type="float" office:value="590.625">
            <text:p>590.625</text:p>
          </table:table-cell>
          <table:table-cell table:formula="of:=[Step3.C6]*VLOOKUP([.$F$1];[.$F$3:.$G$6];2;0)" office:value-type="float" office:value="2032.94117647059">
            <text:p>2032.9411764706</text:p>
          </table:table-cell>
          <table:table-cell table:formula="of:=[Step3.D6]*VLOOKUP([.$F$1];[.$F$3:.$H$6];3;0)" office:value-type="float" office:value="112.5">
            <text:p>112.5</text:p>
          </table:table-cell>
          <table:table-cell/>
          <table:table-cell office:value-type="string">
            <text:p>4320p</text:p>
          </table:table-cell>
          <table:table-cell table:formula="of:=7680/1360" office:value-type="float" office:value="5.64705882352941">
            <office:annotation draw:style-name="gr3" draw:text-style-name="P2" svg:width="2.899cm" svg:height="0.669cm" svg:x="16.406cm" svg:y="0.753cm" draw:caption-point-x="-0.61cm" draw:caption-point-y="1.515cm">
              <dc:creator>LMS</dc:creator>
              <dc:date>2016-03-13T00:00:00</dc:date>
              <text:p text:style-name="P2"><text:span text:style-name="T1">7680/1360</text:span></text:p>
            </office:annotation>
            <text:p>5.6470588235</text:p>
          </table:table-cell>
          <table:table-cell table:formula="of:=4320/768" office:value-type="float" office:value="5.625">
            <office:annotation draw:style-name="gr3" draw:text-style-name="P3" svg:width="2.899cm" svg:height="0.669cm" svg:x="18.665cm" svg:y="0.754cm" draw:caption-point-x="-0.61cm" draw:caption-point-y="1.514cm">
              <dc:creator>LMS</dc:creator>
              <dc:date>2016-03-13T00:00:00</dc:date>
              <text:p text:style-name="P3"><text:span text:style-name="T1">4320/768</text:span></text:p>
            </office:annotation>
            <text:p>5.625</text:p>
          </table:table-cell>
          <table:table-cell/>
        </table:table-row>
        <table:table-row table:style-name="ro1">
          <table:table-cell table:formula="of:=[Step3.A7]*VLOOKUP([.$F$1];[.$F$3:.$G$6];2;0)" office:value-type="float" office:value="56.4705882352941">
            <text:p>56.4705882353</text:p>
          </table:table-cell>
          <table:table-cell table:formula="of:=[Step3.B7]*VLOOKUP([.$F$1];[.$F$3:.$H$6];3;0)" office:value-type="float" office:value="731.25">
            <text:p>731.25</text:p>
          </table:table-cell>
          <table:table-cell table:formula="of:=[Step3.C7]*VLOOKUP([.$F$1];[.$F$3:.$G$6];2;0)" office:value-type="float" office:value="2032.94117647059">
            <text:p>2032.9411764706</text:p>
          </table:table-cell>
          <table:table-cell table:formula="of:=[Step3.D7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8]*VLOOKUP([.$F$1];[.$F$3:.$G$6];2;0)" office:value-type="float" office:value="56.4705882352941">
            <text:p>56.4705882353</text:p>
          </table:table-cell>
          <table:table-cell table:formula="of:=[Step3.B8]*VLOOKUP([.$F$1];[.$F$3:.$H$6];3;0)" office:value-type="float" office:value="871.875">
            <text:p>871.875</text:p>
          </table:table-cell>
          <table:table-cell table:formula="of:=[Step3.C8]*VLOOKUP([.$F$1];[.$F$3:.$G$6];2;0)" office:value-type="float" office:value="2032.94117647059">
            <text:p>2032.9411764706</text:p>
          </table:table-cell>
          <table:table-cell table:formula="of:=[Step3.D8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9]*VLOOKUP([.$F$1];[.$F$3:.$G$6];2;0)" office:value-type="float" office:value="56.4705882352941">
            <text:p>56.4705882353</text:p>
          </table:table-cell>
          <table:table-cell table:formula="of:=[Step3.B9]*VLOOKUP([.$F$1];[.$F$3:.$H$6];3;0)" office:value-type="float" office:value="1012.5">
            <text:p>1012.5</text:p>
          </table:table-cell>
          <table:table-cell table:formula="of:=[Step3.C9]*VLOOKUP([.$F$1];[.$F$3:.$G$6];2;0)" office:value-type="float" office:value="2032.94117647059">
            <text:p>2032.9411764706</text:p>
          </table:table-cell>
          <table:table-cell table:formula="of:=[Step3.D9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10]*VLOOKUP([.$F$1];[.$F$3:.$G$6];2;0)" office:value-type="float" office:value="56.4705882352941">
            <text:p>56.4705882353</text:p>
          </table:table-cell>
          <table:table-cell table:formula="of:=[Step3.B10]*VLOOKUP([.$F$1];[.$F$3:.$H$6];3;0)" office:value-type="float" office:value="1153.125">
            <text:p>1153.125</text:p>
          </table:table-cell>
          <table:table-cell table:formula="of:=[Step3.C10]*VLOOKUP([.$F$1];[.$F$3:.$G$6];2;0)" office:value-type="float" office:value="2032.94117647059">
            <text:p>2032.9411764706</text:p>
          </table:table-cell>
          <table:table-cell table:formula="of:=[Step3.D10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11]*VLOOKUP([.$F$1];[.$F$3:.$G$6];2;0)" office:value-type="float" office:value="56.4705882352941">
            <text:p>56.4705882353</text:p>
          </table:table-cell>
          <table:table-cell table:formula="of:=[Step3.B11]*VLOOKUP([.$F$1];[.$F$3:.$H$6];3;0)" office:value-type="float" office:value="1293.75">
            <text:p>1293.75</text:p>
          </table:table-cell>
          <table:table-cell table:formula="of:=[Step3.C11]*VLOOKUP([.$F$1];[.$F$3:.$G$6];2;0)" office:value-type="float" office:value="2032.94117647059">
            <text:p>2032.9411764706</text:p>
          </table:table-cell>
          <table:table-cell table:formula="of:=[Step3.D11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12]*VLOOKUP([.$F$1];[.$F$3:.$G$6];2;0)" office:value-type="float" office:value="56.4705882352941">
            <text:p>56.4705882353</text:p>
          </table:table-cell>
          <table:table-cell table:formula="of:=[Step3.B12]*VLOOKUP([.$F$1];[.$F$3:.$H$6];3;0)" office:value-type="float" office:value="1434.375">
            <text:p>1434.375</text:p>
          </table:table-cell>
          <table:table-cell table:formula="of:=[Step3.C12]*VLOOKUP([.$F$1];[.$F$3:.$G$6];2;0)" office:value-type="float" office:value="2032.94117647059">
            <text:p>2032.9411764706</text:p>
          </table:table-cell>
          <table:table-cell table:formula="of:=[Step3.D12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13]*VLOOKUP([.$F$1];[.$F$3:.$G$6];2;0)" office:value-type="float" office:value="141.176470588235">
            <text:p>141.1764705882</text:p>
          </table:table-cell>
          <table:table-cell table:formula="of:=[Step3.B13]*VLOOKUP([.$F$1];[.$F$3:.$H$6];3;0)" office:value-type="float" office:value="1552.5">
            <text:p>1552.5</text:p>
          </table:table-cell>
          <table:table-cell table:formula="of:=[Step3.C13]*VLOOKUP([.$F$1];[.$F$3:.$G$6];2;0)" office:value-type="float" office:value="2032.94117647059">
            <text:p>2032.9411764706</text:p>
          </table:table-cell>
          <table:table-cell table:formula="of:=[Step3.D13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14]*VLOOKUP([.$F$1];[.$F$3:.$G$6];2;0)" office:value-type="float" office:value="2032.94117647059">
            <text:p>2032.9411764706</text:p>
          </table:table-cell>
          <table:table-cell table:formula="of:=[Step3.B14]*VLOOKUP([.$F$1];[.$F$3:.$H$6];3;0)" office:value-type="float" office:value="309.375">
            <text:p>309.375</text:p>
          </table:table-cell>
          <table:table-cell table:formula="of:=[Step3.C14]*VLOOKUP([.$F$1];[.$F$3:.$G$6];2;0)" office:value-type="float" office:value="225.882352941177">
            <text:p>225.8823529412</text:p>
          </table:table-cell>
          <table:table-cell table:formula="of:=[Step3.D14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15]*VLOOKUP([.$F$1];[.$F$3:.$G$6];2;0)" office:value-type="float" office:value="2032.94117647059">
            <text:p>2032.9411764706</text:p>
          </table:table-cell>
          <table:table-cell table:formula="of:=[Step3.B15]*VLOOKUP([.$F$1];[.$F$3:.$H$6];3;0)" office:value-type="float" office:value="450">
            <text:p>450</text:p>
          </table:table-cell>
          <table:table-cell table:formula="of:=[Step3.C15]*VLOOKUP([.$F$1];[.$F$3:.$G$6];2;0)" office:value-type="float" office:value="225.882352941177">
            <text:p>225.8823529412</text:p>
          </table:table-cell>
          <table:table-cell table:formula="of:=[Step3.D15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16]*VLOOKUP([.$F$1];[.$F$3:.$G$6];2;0)" office:value-type="float" office:value="2032.94117647059">
            <text:p>2032.9411764706</text:p>
          </table:table-cell>
          <table:table-cell table:formula="of:=[Step3.B16]*VLOOKUP([.$F$1];[.$F$3:.$H$6];3;0)" office:value-type="float" office:value="590.625">
            <text:p>590.625</text:p>
          </table:table-cell>
          <table:table-cell table:formula="of:=[Step3.C16]*VLOOKUP([.$F$1];[.$F$3:.$G$6];2;0)" office:value-type="float" office:value="225.882352941177">
            <text:p>225.8823529412</text:p>
          </table:table-cell>
          <table:table-cell table:formula="of:=[Step3.D16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17]*VLOOKUP([.$F$1];[.$F$3:.$G$6];2;0)" office:value-type="float" office:value="2032.94117647059">
            <text:p>2032.9411764706</text:p>
          </table:table-cell>
          <table:table-cell table:formula="of:=[Step3.B17]*VLOOKUP([.$F$1];[.$F$3:.$H$6];3;0)" office:value-type="float" office:value="731.25">
            <text:p>731.25</text:p>
          </table:table-cell>
          <table:table-cell table:formula="of:=[Step3.C17]*VLOOKUP([.$F$1];[.$F$3:.$G$6];2;0)" office:value-type="float" office:value="225.882352941177">
            <text:p>225.8823529412</text:p>
          </table:table-cell>
          <table:table-cell table:formula="of:=[Step3.D17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18]*VLOOKUP([.$F$1];[.$F$3:.$G$6];2;0)" office:value-type="float" office:value="2032.94117647059">
            <text:p>2032.9411764706</text:p>
          </table:table-cell>
          <table:table-cell table:formula="of:=[Step3.B18]*VLOOKUP([.$F$1];[.$F$3:.$H$6];3;0)" office:value-type="float" office:value="871.875">
            <text:p>871.875</text:p>
          </table:table-cell>
          <table:table-cell table:formula="of:=[Step3.C18]*VLOOKUP([.$F$1];[.$F$3:.$G$6];2;0)" office:value-type="float" office:value="225.882352941177">
            <text:p>225.8823529412</text:p>
          </table:table-cell>
          <table:table-cell table:formula="of:=[Step3.D18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19]*VLOOKUP([.$F$1];[.$F$3:.$G$6];2;0)" office:value-type="float" office:value="2032.94117647059">
            <text:p>2032.9411764706</text:p>
          </table:table-cell>
          <table:table-cell table:formula="of:=[Step3.B19]*VLOOKUP([.$F$1];[.$F$3:.$H$6];3;0)" office:value-type="float" office:value="1012.5">
            <text:p>1012.5</text:p>
          </table:table-cell>
          <table:table-cell table:formula="of:=[Step3.C19]*VLOOKUP([.$F$1];[.$F$3:.$G$6];2;0)" office:value-type="float" office:value="225.882352941177">
            <text:p>225.8823529412</text:p>
          </table:table-cell>
          <table:table-cell table:formula="of:=[Step3.D19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20]*VLOOKUP([.$F$1];[.$F$3:.$G$6];2;0)" office:value-type="float" office:value="2032.94117647059">
            <text:p>2032.9411764706</text:p>
          </table:table-cell>
          <table:table-cell table:formula="of:=[Step3.B20]*VLOOKUP([.$F$1];[.$F$3:.$H$6];3;0)" office:value-type="float" office:value="1153.125">
            <text:p>1153.125</text:p>
          </table:table-cell>
          <table:table-cell table:formula="of:=[Step3.C20]*VLOOKUP([.$F$1];[.$F$3:.$G$6];2;0)" office:value-type="float" office:value="225.882352941177">
            <text:p>225.8823529412</text:p>
          </table:table-cell>
          <table:table-cell table:formula="of:=[Step3.D20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21]*VLOOKUP([.$F$1];[.$F$3:.$G$6];2;0)" office:value-type="float" office:value="2032.94117647059">
            <text:p>2032.9411764706</text:p>
          </table:table-cell>
          <table:table-cell table:formula="of:=[Step3.B21]*VLOOKUP([.$F$1];[.$F$3:.$H$6];3;0)" office:value-type="float" office:value="1293.75">
            <text:p>1293.75</text:p>
          </table:table-cell>
          <table:table-cell table:formula="of:=[Step3.C21]*VLOOKUP([.$F$1];[.$F$3:.$G$6];2;0)" office:value-type="float" office:value="225.882352941177">
            <text:p>225.8823529412</text:p>
          </table:table-cell>
          <table:table-cell table:formula="of:=[Step3.D21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22]*VLOOKUP([.$F$1];[.$F$3:.$G$6];2;0)" office:value-type="float" office:value="56.4705882352941">
            <text:p>56.4705882353</text:p>
          </table:table-cell>
          <table:table-cell table:formula="of:=[Step3.B22]*VLOOKUP([.$F$1];[.$F$3:.$H$6];3;0)" office:value-type="float" office:value="1670.625">
            <text:p>1670.625</text:p>
          </table:table-cell>
          <table:table-cell table:formula="of:=[Step3.C22]*VLOOKUP([.$F$1];[.$F$3:.$G$6];2;0)" office:value-type="float" office:value="1016.47058823529">
            <text:p>1016.4705882353</text:p>
          </table:table-cell>
          <table:table-cell table:formula="of:=[Step3.D22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23]*VLOOKUP([.$F$1];[.$F$3:.$G$6];2;0)" office:value-type="float" office:value="1185.88235294118">
            <text:p>1185.8823529412</text:p>
          </table:table-cell>
          <table:table-cell table:formula="of:=[Step3.B23]*VLOOKUP([.$F$1];[.$F$3:.$H$6];3;0)" office:value-type="float" office:value="1670.625">
            <text:p>1670.625</text:p>
          </table:table-cell>
          <table:table-cell table:formula="of:=[Step3.C23]*VLOOKUP([.$F$1];[.$F$3:.$G$6];2;0)" office:value-type="float" office:value="338.823529411765">
            <text:p>338.8235294118</text:p>
          </table:table-cell>
          <table:table-cell table:formula="of:=[Step3.D23]*VLOOKUP([.$F$1];[.$F$3:.$H$6];3;0)" office:value-type="float" office:value="135">
            <text:p>135</text:p>
          </table:table-cell>
          <table:table-cell table:number-columns-repeated="5"/>
        </table:table-row>
        <table:table-row table:style-name="ro1">
          <table:table-cell table:formula="of:=[Step3.A24]*VLOOKUP([.$F$1];[.$F$3:.$G$6];2;0)" office:value-type="float" office:value="1581.17647058824">
            <text:p>1581.1764705882</text:p>
          </table:table-cell>
          <table:table-cell table:formula="of:=[Step3.B24]*VLOOKUP([.$F$1];[.$F$3:.$H$6];3;0)" office:value-type="float" office:value="1670.625">
            <text:p>1670.625</text:p>
          </table:table-cell>
          <table:table-cell table:formula="of:=[Step3.C24]*VLOOKUP([.$F$1];[.$F$3:.$G$6];2;0)" office:value-type="float" office:value="338.823529411765">
            <text:p>338.8235294118</text:p>
          </table:table-cell>
          <table:table-cell table:formula="of:=[Step3.D24]*VLOOKUP([.$F$1];[.$F$3:.$H$6];3;0)" office:value-type="float" office:value="78.75">
            <text:p>78.75</text:p>
          </table:table-cell>
          <table:table-cell table:number-columns-repeated="5"/>
        </table:table-row>
        <table:table-row table:style-name="ro1">
          <table:table-cell table:formula="of:=[Step3.A25]*VLOOKUP([.$F$1];[.$F$3:.$G$6];2;0)" office:value-type="float" office:value="2061.17647058824">
            <text:p>2061.1764705882</text:p>
          </table:table-cell>
          <table:table-cell table:formula="of:=[Step3.B25]*VLOOKUP([.$F$1];[.$F$3:.$H$6];3;0)" office:value-type="float" office:value="1687.5">
            <text:p>1687.5</text:p>
          </table:table-cell>
          <table:table-cell table:formula="of:=[Step3.C25]*VLOOKUP([.$F$1];[.$F$3:.$G$6];2;0)" office:value-type="float" office:value="282.352941176471">
            <text:p>282.3529411765</text:p>
          </table:table-cell>
          <table:table-cell table:formula="of:=[Step3.D25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26]*VLOOKUP([.$F$1];[.$F$3:.$G$6];2;0)" office:value-type="float" office:value="2145.88235294118">
            <text:p>2145.8823529412</text:p>
          </table:table-cell>
          <table:table-cell table:formula="of:=[Step3.B26]*VLOOKUP([.$F$1];[.$F$3:.$H$6];3;0)" office:value-type="float" office:value="1575">
            <text:p>1575</text:p>
          </table:table-cell>
          <table:table-cell table:formula="of:=[Step3.C26]*VLOOKUP([.$F$1];[.$F$3:.$G$6];2;0)" office:value-type="float" office:value="112.941176470588">
            <text:p>112.9411764706</text:p>
          </table:table-cell>
          <table:table-cell table:formula="of:=[Step3.D26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formula="of:=[Step3.A27]*VLOOKUP([.$F$1];[.$F$3:.$G$6];2;0)" office:value-type="float" office:value="1920">
            <text:p>1920</text:p>
          </table:table-cell>
          <table:table-cell table:formula="of:=[Step3.B27]*VLOOKUP([.$F$1];[.$F$3:.$H$6];3;0)" office:value-type="float" office:value="1575">
            <text:p>1575</text:p>
          </table:table-cell>
          <table:table-cell table:formula="of:=[Step3.C27]*VLOOKUP([.$F$1];[.$F$3:.$G$6];2;0)" office:value-type="float" office:value="112.941176470588">
            <text:p>112.9411764706</text:p>
          </table:table-cell>
          <table:table-cell table:formula="of:=[Step3.D27]*VLOOKUP([.$F$1];[.$F$3:.$H$6];3;0)" office:value-type="float" office:value="112.5">
            <text:p>112.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[Step3.A1]*[.$H$30]" office:value-type="float" office:value="590.117647058824">
            <text:p>590.1176470588</text:p>
          </table:table-cell>
          <table:table-cell table:formula="of:=[Step3.B1]*[.$H$30]" office:value-type="float" office:value="437.647058823529">
            <text:p>437.6470588235</text:p>
          </table:table-cell>
          <table:table-cell table:formula="of:=[Step3.C1]*[.$H$30]" office:value-type="float" office:value="0">
            <text:p>0</text:p>
          </table:table-cell>
          <table:table-cell table:formula="of:=[Step3.D1]*[.$H$30]" office:value-type="float" office:value="0">
            <text:p>0</text:p>
          </table:table-cell>
          <table:table-cell/>
          <table:table-cell table:content-validation-name="val1" office:value-type="string">
            <text:p>1080p</text:p>
          </table:table-cell>
          <table:table-cell table:content-validation-name="val2" office:value-type="string">
            <text:p>X</text:p>
          </table:table-cell>
          <table:table-cell table:formula="of:=SUMPRODUCT([.$F$32:.$F$39]=[.F30];[.$G$32:.$G$39]=[.G30];[.$H$32:.$H$39])" office:value-type="float" office:value="1.41176470588235">
            <text:p>1.4117647059</text:p>
          </table:table-cell>
          <table:table-cell office:value-type="string">
            <text:p>&lt;=old H1</text:p>
          </table:table-cell>
        </table:table-row>
        <table:table-row table:style-name="ro1">
          <table:table-cell table:formula="of:=[Step3.A2]*[.$H$30]" office:value-type="float" office:value="35.2941176470588">
            <text:p>35.2941176471</text:p>
          </table:table-cell>
          <table:table-cell table:formula="of:=[Step3.B2]*[.$H$30]" office:value-type="float" office:value="21.1764705882353">
            <text:p>21.1764705882</text:p>
          </table:table-cell>
          <table:table-cell table:formula="of:=[Step3.C2]*[.$H$30]" office:value-type="float" office:value="508.235294117647">
            <text:p>508.2352941176</text:p>
          </table:table-cell>
          <table:table-cell table:formula="of:=[Step3.D2]*[.$H$30]" office:value-type="float" office:value="28.2352941176471">
            <text:p>28.2352941176</text:p>
          </table:table-cell>
          <table:table-cell table:number-columns-repeated="3"/>
          <table:table-cell>
            <office:annotation draw:style-name="gr4" draw:text-style-name="P2" svg:width="2.899cm" svg:height="2.571cm" svg:x="18.665cm" svg:y="13.09cm" draw:caption-point-x="-0.61cm" draw:caption-point-y="0.468cm">
              <dc:creator>LMS</dc:creator>
              <dc:date>2016-03-02T00:00:00</dc:date>
              <text:p text:style-name="P2"><text:span text:style-name="T1">=SUMPRODUCT($F$3:$F$10=F2;$G$3:$G$10=G2;$H$3:$H$10)</text:span></text:p>
              <text:p text:style-name="P2"><text:span text:style-name="T1"/></text:p>
              <text:p text:style-name="P2"><text:span text:style-name="T1">Old value for H1</text:span></text:p>
            </office:annotation>
          </table:table-cell>
          <table:table-cell/>
        </table:table-row>
        <table:table-row table:style-name="ro1">
          <table:table-cell table:formula="of:=[Step3.A3]*[.$H$30]" office:value-type="float" office:value="35.2941176470588">
            <text:p>35.2941176471</text:p>
          </table:table-cell>
          <table:table-cell table:formula="of:=[Step3.B3]*[.$H$30]" office:value-type="float" office:value="42.3529411764706">
            <text:p>42.3529411765</text:p>
          </table:table-cell>
          <table:table-cell table:formula="of:=[Step3.C3]*[.$H$30]" office:value-type="float" office:value="508.235294117647">
            <text:p>508.2352941176</text:p>
          </table:table-cell>
          <table:table-cell table:formula="of:=[Step3.D3]*[.$H$30]" office:value-type="float" office:value="28.2352941176471">
            <text:p>28.2352941176</text:p>
          </table:table-cell>
          <table:table-cell/>
          <table:table-cell office:value-type="string">
            <text:p>768p</text:p>
          </table:table-cell>
          <table:table-cell office:value-type="string">
            <text:p>X</text:p>
          </table:table-cell>
          <table:table-cell table:formula="of:=1" office:value-type="float" office:value="1">
            <text:p>1</text:p>
          </table:table-cell>
          <table:table-cell/>
        </table:table-row>
        <table:table-row table:style-name="ro1">
          <table:table-cell table:formula="of:=[Step3.A4]*[.$H$30]" office:value-type="float" office:value="14.1176470588235">
            <text:p>14.1176470588</text:p>
          </table:table-cell>
          <table:table-cell table:formula="of:=[Step3.B4]*[.$H$30]" office:value-type="float" office:value="77.6470588235294">
            <text:p>77.6470588235</text:p>
          </table:table-cell>
          <table:table-cell table:formula="of:=[Step3.C4]*[.$H$30]" office:value-type="float" office:value="508.235294117647">
            <text:p>508.2352941176</text:p>
          </table:table-cell>
          <table:table-cell table:formula="of:=[Step3.D4]*[.$H$30]" office:value-type="float" office:value="28.2352941176471">
            <text:p>28.2352941176</text:p>
          </table:table-cell>
          <table:table-cell/>
          <table:table-cell office:value-type="string">
            <text:p>768p</text:p>
          </table:table-cell>
          <table:table-cell office:value-type="string">
            <text:p>Y</text:p>
          </table:table-cell>
          <table:table-cell table:formula="of:=720/720" office:value-type="float" office:value="1">
            <text:p>1</text:p>
          </table:table-cell>
          <table:table-cell/>
        </table:table-row>
        <table:table-row table:style-name="ro1">
          <table:table-cell table:formula="of:=[Step3.A5]*[.$H$30]" office:value-type="float" office:value="14.1176470588235">
            <text:p>14.1176470588</text:p>
          </table:table-cell>
          <table:table-cell table:formula="of:=[Step3.B5]*[.$H$30]" office:value-type="float" office:value="112.941176470588">
            <text:p>112.9411764706</text:p>
          </table:table-cell>
          <table:table-cell table:formula="of:=[Step3.C5]*[.$H$30]" office:value-type="float" office:value="508.235294117647">
            <text:p>508.2352941176</text:p>
          </table:table-cell>
          <table:table-cell table:formula="of:=[Step3.D5]*[.$H$30]" office:value-type="float" office:value="28.2352941176471">
            <text:p>28.2352941176</text:p>
          </table:table-cell>
          <table:table-cell/>
          <table:table-cell office:value-type="string">
            <text:p>1080p</text:p>
          </table:table-cell>
          <table:table-cell office:value-type="string">
            <text:p>X</text:p>
          </table:table-cell>
          <table:table-cell table:formula="of:=1920/1360" office:value-type="float" office:value="1.41176470588235">
            <text:p>1.4117647059</text:p>
          </table:table-cell>
          <table:table-cell/>
        </table:table-row>
        <table:table-row table:style-name="ro1">
          <table:table-cell table:formula="of:=[Step3.A6]*[.$H$30]" office:value-type="float" office:value="14.1176470588235">
            <text:p>14.1176470588</text:p>
          </table:table-cell>
          <table:table-cell table:formula="of:=[Step3.B6]*[.$H$30]" office:value-type="float" office:value="148.235294117647">
            <text:p>148.2352941176</text:p>
          </table:table-cell>
          <table:table-cell table:formula="of:=[Step3.C6]*[.$H$30]" office:value-type="float" office:value="508.235294117647">
            <text:p>508.2352941176</text:p>
          </table:table-cell>
          <table:table-cell table:formula="of:=[Step3.D6]*[.$H$30]" office:value-type="float" office:value="28.2352941176471">
            <text:p>28.2352941176</text:p>
          </table:table-cell>
          <table:table-cell/>
          <table:table-cell office:value-type="string">
            <text:p>1080p</text:p>
          </table:table-cell>
          <table:table-cell office:value-type="string">
            <text:p>Y</text:p>
          </table:table-cell>
          <table:table-cell table:formula="of:=1080/768" office:value-type="float" office:value="1.40625">
            <text:p>1.40625</text:p>
          </table:table-cell>
          <table:table-cell/>
        </table:table-row>
        <table:table-row table:style-name="ro1">
          <table:table-cell table:formula="of:=[Step3.A7]*[.$H$30]" office:value-type="float" office:value="14.1176470588235">
            <text:p>14.1176470588</text:p>
          </table:table-cell>
          <table:table-cell table:formula="of:=[Step3.B7]*[.$H$30]" office:value-type="float" office:value="183.529411764706">
            <text:p>183.5294117647</text:p>
          </table:table-cell>
          <table:table-cell table:formula="of:=[Step3.C7]*[.$H$30]" office:value-type="float" office:value="508.235294117647">
            <text:p>508.2352941176</text:p>
          </table:table-cell>
          <table:table-cell table:formula="of:=[Step3.D7]*[.$H$30]" office:value-type="float" office:value="28.2352941176471">
            <text:p>28.2352941176</text:p>
          </table:table-cell>
          <table:table-cell/>
          <table:table-cell office:value-type="string">
            <text:p>2160p</text:p>
          </table:table-cell>
          <table:table-cell office:value-type="string">
            <text:p>X</text:p>
          </table:table-cell>
          <table:table-cell table:formula="of:=3840/1360" office:value-type="float" office:value="2.82352941176471">
            <text:p>2.8235294118</text:p>
          </table:table-cell>
          <table:table-cell/>
        </table:table-row>
        <table:table-row table:style-name="ro1">
          <table:table-cell table:formula="of:=[Step3.A8]*[.$H$30]" office:value-type="float" office:value="14.1176470588235">
            <text:p>14.1176470588</text:p>
          </table:table-cell>
          <table:table-cell table:formula="of:=[Step3.B8]*[.$H$30]" office:value-type="float" office:value="218.823529411765">
            <text:p>218.8235294118</text:p>
          </table:table-cell>
          <table:table-cell table:formula="of:=[Step3.C8]*[.$H$30]" office:value-type="float" office:value="508.235294117647">
            <text:p>508.2352941176</text:p>
          </table:table-cell>
          <table:table-cell table:formula="of:=[Step3.D8]*[.$H$30]" office:value-type="float" office:value="28.2352941176471">
            <text:p>28.2352941176</text:p>
          </table:table-cell>
          <table:table-cell/>
          <table:table-cell office:value-type="string">
            <text:p>2160p</text:p>
          </table:table-cell>
          <table:table-cell office:value-type="string">
            <text:p>Y</text:p>
          </table:table-cell>
          <table:table-cell table:formula="of:=2160/768" office:value-type="float" office:value="2.8125">
            <text:p>2.8125</text:p>
          </table:table-cell>
          <table:table-cell/>
        </table:table-row>
        <table:table-row table:style-name="ro1">
          <table:table-cell table:formula="of:=[Step3.A9]*[.$H$30]" office:value-type="float" office:value="14.1176470588235">
            <text:p>14.1176470588</text:p>
          </table:table-cell>
          <table:table-cell table:formula="of:=[Step3.B9]*[.$H$30]" office:value-type="float" office:value="254.117647058824">
            <text:p>254.1176470588</text:p>
          </table:table-cell>
          <table:table-cell table:formula="of:=[Step3.C9]*[.$H$30]" office:value-type="float" office:value="508.235294117647">
            <text:p>508.2352941176</text:p>
          </table:table-cell>
          <table:table-cell table:formula="of:=[Step3.D9]*[.$H$30]" office:value-type="float" office:value="28.2352941176471">
            <text:p>28.2352941176</text:p>
          </table:table-cell>
          <table:table-cell/>
          <table:table-cell office:value-type="string">
            <text:p>4320p</text:p>
          </table:table-cell>
          <table:table-cell office:value-type="string">
            <text:p>X</text:p>
          </table:table-cell>
          <table:table-cell table:formula="of:=7680/1360" office:value-type="float" office:value="5.64705882352941">
            <text:p>5.6470588235</text:p>
          </table:table-cell>
          <table:table-cell/>
        </table:table-row>
        <table:table-row table:style-name="ro1">
          <table:table-cell table:formula="of:=[Step3.A10]*[.$H$30]" office:value-type="float" office:value="14.1176470588235">
            <text:p>14.1176470588</text:p>
          </table:table-cell>
          <table:table-cell table:formula="of:=[Step3.B10]*[.$H$30]" office:value-type="float" office:value="289.411764705882">
            <text:p>289.4117647059</text:p>
          </table:table-cell>
          <table:table-cell table:formula="of:=[Step3.C10]*[.$H$30]" office:value-type="float" office:value="508.235294117647">
            <text:p>508.2352941176</text:p>
          </table:table-cell>
          <table:table-cell table:formula="of:=[Step3.D10]*[.$H$30]" office:value-type="float" office:value="28.2352941176471">
            <text:p>28.2352941176</text:p>
          </table:table-cell>
          <table:table-cell/>
          <table:table-cell office:value-type="string">
            <text:p>4320p</text:p>
          </table:table-cell>
          <table:table-cell office:value-type="string">
            <text:p>Y</text:p>
          </table:table-cell>
          <table:table-cell table:formula="of:=4320/768" office:value-type="float" office:value="5.625">
            <text:p>5.625</text:p>
          </table:table-cell>
          <table:table-cell/>
        </table:table-row>
        <table:table-row table:style-name="ro1">
          <table:table-cell table:formula="of:=[Step3.A11]*[.$H$30]" office:value-type="float" office:value="14.1176470588235">
            <text:p>14.1176470588</text:p>
          </table:table-cell>
          <table:table-cell table:formula="of:=[Step3.B11]*[.$H$30]" office:value-type="float" office:value="324.705882352941">
            <text:p>324.7058823529</text:p>
          </table:table-cell>
          <table:table-cell table:formula="of:=[Step3.C11]*[.$H$30]" office:value-type="float" office:value="508.235294117647">
            <text:p>508.2352941176</text:p>
          </table:table-cell>
          <table:table-cell table:formula="of:=[Step3.D11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12]*[.$H$30]" office:value-type="float" office:value="14.1176470588235">
            <text:p>14.1176470588</text:p>
          </table:table-cell>
          <table:table-cell table:formula="of:=[Step3.B12]*[.$H$30]" office:value-type="float" office:value="360">
            <text:p>360</text:p>
          </table:table-cell>
          <table:table-cell table:formula="of:=[Step3.C12]*[.$H$30]" office:value-type="float" office:value="508.235294117647">
            <text:p>508.2352941176</text:p>
          </table:table-cell>
          <table:table-cell table:formula="of:=[Step3.D12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13]*[.$H$30]" office:value-type="float" office:value="35.2941176470588">
            <text:p>35.2941176471</text:p>
          </table:table-cell>
          <table:table-cell table:formula="of:=[Step3.B13]*[.$H$30]" office:value-type="float" office:value="389.647058823529">
            <text:p>389.6470588235</text:p>
          </table:table-cell>
          <table:table-cell table:formula="of:=[Step3.C13]*[.$H$30]" office:value-type="float" office:value="508.235294117647">
            <text:p>508.2352941176</text:p>
          </table:table-cell>
          <table:table-cell table:formula="of:=[Step3.D13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14]*[.$H$30]" office:value-type="float" office:value="508.235294117647">
            <text:p>508.2352941176</text:p>
          </table:table-cell>
          <table:table-cell table:formula="of:=[Step3.B14]*[.$H$30]" office:value-type="float" office:value="77.6470588235294">
            <text:p>77.6470588235</text:p>
          </table:table-cell>
          <table:table-cell table:formula="of:=[Step3.C14]*[.$H$30]" office:value-type="float" office:value="56.4705882352941">
            <text:p>56.4705882353</text:p>
          </table:table-cell>
          <table:table-cell table:formula="of:=[Step3.D14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15]*[.$H$30]" office:value-type="float" office:value="508.235294117647">
            <text:p>508.2352941176</text:p>
          </table:table-cell>
          <table:table-cell table:formula="of:=[Step3.B15]*[.$H$30]" office:value-type="float" office:value="112.941176470588">
            <text:p>112.9411764706</text:p>
          </table:table-cell>
          <table:table-cell table:formula="of:=[Step3.C15]*[.$H$30]" office:value-type="float" office:value="56.4705882352941">
            <text:p>56.4705882353</text:p>
          </table:table-cell>
          <table:table-cell table:formula="of:=[Step3.D15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16]*[.$H$30]" office:value-type="float" office:value="508.235294117647">
            <text:p>508.2352941176</text:p>
          </table:table-cell>
          <table:table-cell table:formula="of:=[Step3.B16]*[.$H$30]" office:value-type="float" office:value="148.235294117647">
            <text:p>148.2352941176</text:p>
          </table:table-cell>
          <table:table-cell table:formula="of:=[Step3.C16]*[.$H$30]" office:value-type="float" office:value="56.4705882352941">
            <text:p>56.4705882353</text:p>
          </table:table-cell>
          <table:table-cell table:formula="of:=[Step3.D16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17]*[.$H$30]" office:value-type="float" office:value="508.235294117647">
            <text:p>508.2352941176</text:p>
          </table:table-cell>
          <table:table-cell table:formula="of:=[Step3.B17]*[.$H$30]" office:value-type="float" office:value="183.529411764706">
            <text:p>183.5294117647</text:p>
          </table:table-cell>
          <table:table-cell table:formula="of:=[Step3.C17]*[.$H$30]" office:value-type="float" office:value="56.4705882352941">
            <text:p>56.4705882353</text:p>
          </table:table-cell>
          <table:table-cell table:formula="of:=[Step3.D17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18]*[.$H$30]" office:value-type="float" office:value="508.235294117647">
            <text:p>508.2352941176</text:p>
          </table:table-cell>
          <table:table-cell table:formula="of:=[Step3.B18]*[.$H$30]" office:value-type="float" office:value="218.823529411765">
            <text:p>218.8235294118</text:p>
          </table:table-cell>
          <table:table-cell table:formula="of:=[Step3.C18]*[.$H$30]" office:value-type="float" office:value="56.4705882352941">
            <text:p>56.4705882353</text:p>
          </table:table-cell>
          <table:table-cell table:formula="of:=[Step3.D18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19]*[.$H$30]" office:value-type="float" office:value="508.235294117647">
            <text:p>508.2352941176</text:p>
          </table:table-cell>
          <table:table-cell table:formula="of:=[Step3.B19]*[.$H$30]" office:value-type="float" office:value="254.117647058824">
            <text:p>254.1176470588</text:p>
          </table:table-cell>
          <table:table-cell table:formula="of:=[Step3.C19]*[.$H$30]" office:value-type="float" office:value="56.4705882352941">
            <text:p>56.4705882353</text:p>
          </table:table-cell>
          <table:table-cell table:formula="of:=[Step3.D19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20]*[.$H$30]" office:value-type="float" office:value="508.235294117647">
            <text:p>508.2352941176</text:p>
          </table:table-cell>
          <table:table-cell table:formula="of:=[Step3.B20]*[.$H$30]" office:value-type="float" office:value="289.411764705882">
            <text:p>289.4117647059</text:p>
          </table:table-cell>
          <table:table-cell table:formula="of:=[Step3.C20]*[.$H$30]" office:value-type="float" office:value="56.4705882352941">
            <text:p>56.4705882353</text:p>
          </table:table-cell>
          <table:table-cell table:formula="of:=[Step3.D20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21]*[.$H$30]" office:value-type="float" office:value="508.235294117647">
            <text:p>508.2352941176</text:p>
          </table:table-cell>
          <table:table-cell table:formula="of:=[Step3.B21]*[.$H$30]" office:value-type="float" office:value="324.705882352941">
            <text:p>324.7058823529</text:p>
          </table:table-cell>
          <table:table-cell table:formula="of:=[Step3.C21]*[.$H$30]" office:value-type="float" office:value="56.4705882352941">
            <text:p>56.4705882353</text:p>
          </table:table-cell>
          <table:table-cell table:formula="of:=[Step3.D21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22]*[.$H$30]" office:value-type="float" office:value="14.1176470588235">
            <text:p>14.1176470588</text:p>
          </table:table-cell>
          <table:table-cell table:formula="of:=[Step3.B22]*[.$H$30]" office:value-type="float" office:value="419.294117647059">
            <text:p>419.2941176471</text:p>
          </table:table-cell>
          <table:table-cell table:formula="of:=[Step3.C22]*[.$H$30]" office:value-type="float" office:value="254.117647058824">
            <text:p>254.1176470588</text:p>
          </table:table-cell>
          <table:table-cell table:formula="of:=[Step3.D22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23]*[.$H$30]" office:value-type="float" office:value="296.470588235294">
            <text:p>296.4705882353</text:p>
          </table:table-cell>
          <table:table-cell table:formula="of:=[Step3.B23]*[.$H$30]" office:value-type="float" office:value="419.294117647059">
            <text:p>419.2941176471</text:p>
          </table:table-cell>
          <table:table-cell table:formula="of:=[Step3.C23]*[.$H$30]" office:value-type="float" office:value="84.7058823529412">
            <text:p>84.7058823529</text:p>
          </table:table-cell>
          <table:table-cell table:formula="of:=[Step3.D23]*[.$H$30]" office:value-type="float" office:value="33.8823529411765">
            <text:p>33.8823529412</text:p>
          </table:table-cell>
          <table:table-cell table:number-columns-repeated="5"/>
        </table:table-row>
        <table:table-row table:style-name="ro1">
          <table:table-cell table:formula="of:=[Step3.A24]*[.$H$30]" office:value-type="float" office:value="395.294117647059">
            <text:p>395.2941176471</text:p>
          </table:table-cell>
          <table:table-cell table:formula="of:=[Step3.B24]*[.$H$30]" office:value-type="float" office:value="419.294117647059">
            <text:p>419.2941176471</text:p>
          </table:table-cell>
          <table:table-cell table:formula="of:=[Step3.C24]*[.$H$30]" office:value-type="float" office:value="84.7058823529412">
            <text:p>84.7058823529</text:p>
          </table:table-cell>
          <table:table-cell table:formula="of:=[Step3.D24]*[.$H$30]" office:value-type="float" office:value="19.7647058823529">
            <text:p>19.7647058824</text:p>
          </table:table-cell>
          <table:table-cell table:number-columns-repeated="5"/>
        </table:table-row>
        <table:table-row table:style-name="ro1">
          <table:table-cell table:formula="of:=[Step3.A25]*[.$H$30]" office:value-type="float" office:value="515.294117647059">
            <text:p>515.2941176471</text:p>
          </table:table-cell>
          <table:table-cell table:formula="of:=[Step3.B25]*[.$H$30]" office:value-type="float" office:value="423.529411764706">
            <text:p>423.5294117647</text:p>
          </table:table-cell>
          <table:table-cell table:formula="of:=[Step3.C25]*[.$H$30]" office:value-type="float" office:value="70.5882352941177">
            <text:p>70.5882352941</text:p>
          </table:table-cell>
          <table:table-cell table:formula="of:=[Step3.D25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26]*[.$H$30]" office:value-type="float" office:value="536.470588235294">
            <text:p>536.4705882353</text:p>
          </table:table-cell>
          <table:table-cell table:formula="of:=[Step3.B26]*[.$H$30]" office:value-type="float" office:value="395.294117647059">
            <text:p>395.2941176471</text:p>
          </table:table-cell>
          <table:table-cell table:formula="of:=[Step3.C26]*[.$H$30]" office:value-type="float" office:value="28.2352941176471">
            <text:p>28.2352941176</text:p>
          </table:table-cell>
          <table:table-cell table:formula="of:=[Step3.D26]*[.$H$30]" office:value-type="float" office:value="28.2352941176471">
            <text:p>28.2352941176</text:p>
          </table:table-cell>
          <table:table-cell table:number-columns-repeated="5"/>
        </table:table-row>
        <table:table-row table:style-name="ro1">
          <table:table-cell table:formula="of:=[Step3.A27]*[.$H$30]" office:value-type="float" office:value="480">
            <text:p>480</text:p>
          </table:table-cell>
          <table:table-cell table:formula="of:=[Step3.B27]*[.$H$30]" office:value-type="float" office:value="395.294117647059">
            <text:p>395.2941176471</text:p>
          </table:table-cell>
          <table:table-cell table:formula="of:=[Step3.C27]*[.$H$30]" office:value-type="float" office:value="28.2352941176471">
            <text:p>28.2352941176</text:p>
          </table:table-cell>
          <table:table-cell table:formula="of:=[Step3.D27]*[.$H$30]" office:value-type="float" office:value="28.2352941176471">
            <text:p>28.2352941176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4" number:min-integer-digits="1" number:min-exponent-digits="2"/>
    </number:number-style>
    <number:date-style style:name="N108">
      <number:day number:style="long"/>
      <number:month number:textual="true"/>
      <number:year number:style="long"/>
    </number:date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 number:style="long"/>
      <number:text>:</number:text>
      <number:minutes number:style="long"/>
    </number:time-style>
    <number:time-style style:name="N111" number:truncate-on-overflow="false">
      <number:minutes number:style="long"/>
      <number:text>:</number:text>
      <number:seconds number:style="long"/>
    </number:time-style>
    <number:number-style style:name="N112">
      <number:number number:decimal-places="5" number:min-integer-digits="1"/>
    </number:number-style>
    <number:number-style style:name="N113">
      <number:scientific-number number:decimal-places="3" number:min-integer-digits="2" number:min-exponent-digits="2"/>
    </number:number-style>
    <number:number-style style:name="N114">
      <number:scientific-number number:decimal-places="2" number:min-integer-digits="3" number:min-exponent-digits="2"/>
    </number:number-style>
    <number:number-style style:name="N116P0" style:volatile="true">
      <number:text/>
    </number:number-style>
    <number:number-style style:name="N116P1" style:volatile="true">
      <number:text/>
    </number:number-style>
    <number:number-style style:name="N116P2" style:volatile="true">
      <number:text/>
    </number:number-style>
    <number:text-style style:name="N116">
      <number:text/>
      <style:map style:condition="value()&gt;0" style:apply-style-name="N116P0"/>
      <style:map style:condition="value()&lt;0" style:apply-style-name="N116P1"/>
      <style:map style:condition="value()=0" style:apply-style-name="N116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21/03/2016</text:date>, <text:time>01:2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ie Stearn</meta:initial-creator>
    <meta:creation-date>2016-03-01T15:19:16.91</meta:creation-date>
    <dc:date>2016-03-21T01:24:00.05</dc:date>
    <dc:creator>Laurie Stearn</dc:creator>
    <meta:editing-duration>P8DT13H20M58S</meta:editing-duration>
    <meta:editing-cycles>68</meta:editing-cycles>
    <meta:generator>OpenOffice/4.1.2$Win32 OpenOffice.org_project/412m3$Build-9782</meta:generator>
    <meta:document-statistic meta:table-count="4" meta:cell-count="543" meta:object-count="0"/>
  </office:meta>
</office:document-meta>
</file>